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font-weight="bold"/>
    </style:style>
    <style:style style:name="P4" style:family="paragraph" style:parent-style-name="Text_20_body">
      <style:paragraph-properties fo:text-align="start" style:justify-single-word="false"/>
      <style:text-properties fo:font-weight="bold"/>
    </style:style>
    <style:style style:name="P5" style:family="paragraph" style:parent-style-name="Text_20_body">
      <style:paragraph-properties fo:text-align="start" style:justify-single-word="false"/>
    </style:style>
    <style:style style:name="P6" style:family="paragraph" style:parent-style-name="Text_20_body">
      <style:paragraph-properties fo:margin-top="0cm" fo:margin-bottom="0cm" loext:contextual-spacing="false" fo:text-align="center" style:justify-single-word="false"/>
    </style:style>
    <style:style style:name="P7" style:family="paragraph" style:parent-style-name="Text_20_body">
      <style:paragraph-properties fo:margin-top="0cm" fo:margin-bottom="0cm" loext:contextual-spacing="false" fo:text-align="start" style:justify-single-word="false"/>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paragraph-properties fo:text-align="justify" style:justify-single-word="false"/>
    </style:style>
    <style:style style:name="P10" style:family="paragraph" style:parent-style-name="Text_20_body">
      <style:text-properties fo:language="en" fo:country="US" fo:font-weight="bold"/>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top="0cm" fo:margin-bottom="0cm" loext:contextual-spacing="false" fo:text-align="center" style:justify-single-word="false"/>
    </style:style>
    <style:style style:name="T1" style:family="text">
      <style:text-properties fo:font-weight="bold"/>
    </style:style>
    <style:style style:name="T2" style:family="text">
      <style:text-properties fo:language="en" fo:country="US"/>
    </style:style>
    <style:style style:name="T3" style:family="text">
      <style:text-properties fo:language="en" fo:country="US" fo:font-weight="bold"/>
    </style:style>
    <style:style style:name="T4" style:family="text">
      <style:text-properties fo:font-weight="normal"/>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yui_3_17_2_1_1624027501865_1438"/>The following resources can be used to find information about <text:bookmark text:name="yui_3_17_2_1_1624027501865_1439"/><text:bookmark text:name="yui_3_17_2_1_1624027501865_1440"/><text:bookmark text:name="yui_3_17_2_1_1624027501865_1441"/><text:bookmark text:name="yui_3_17_2_1_1624027501865_1442"/><text:bookmark text:name="yui_3_17_2_1_1624027501865_1443"/><text:bookmark text:name="yui_3_17_2_1_1624027501865_1444"/><text:bookmark text:name="yui_3_17_2_1_1624027501865_1445"/><text:bookmark text:name="yui_3_17_2_1_1624027501865_1446"/><text:bookmark text:name="yui_3_17_2_1_1624027501865_1447"/><text:bookmark text:name="yui_3_17_2_1_1624027501865_1448"/><text:bookmark text:name="yui_3_17_2_1_1624027501865_1449"/><text:bookmark text:name="yui_3_17_2_1_1624027501865_1450"/><text:bookmark text:name="yui_3_17_2_1_1624027501865_1451"/><text:bookmark text:name="yui_3_17_2_1_1624027501865_1452"/><text:bookmark text:name="yui_3_17_2_1_1624027501865_1453"/><text:bookmark text:name="yui_3_17_2_1_1624027501865_1454"/><text:bookmark text:name="yui_3_17_2_1_1624027501865_1455"/><text:bookmark text:name="yui_3_17_2_1_1624027501865_1456"/><text:bookmark text:name="yui_3_17_2_1_1624027501865_1457"/><text:bookmark text:name="yui_3_17_2_1_1624027501865_1458"/><text:bookmark text:name="yui_3_17_2_1_1624027501865_1459"/><text:bookmark text:name="yui_3_17_2_1_1624027501865_1460"/><text:bookmark text:name="yui_3_17_2_1_1624027501865_1461"/><text:bookmark text:name="yui_3_17_2_1_1624027501865_1462"/><text:bookmark text:name="yui_3_17_2_1_1624027501865_1463"/><text:bookmark text:name="yui_3_17_2_1_1624027501865_1464"/><text:bookmark text:name="yui_3_17_2_1_1624027501865_1465"/><text:bookmark text:name="yui_3_17_2_1_1624027501865_1466"/><text:bookmark text:name="yui_3_17_2_1_1624027501865_1467"/><text:bookmark text:name="yui_3_17_2_1_1624027501865_1468"/><text:bookmark text:name="yui_3_17_2_1_1624027501865_1469"/><text:bookmark text:name="yui_3_17_2_1_1624027501865_1470"/><text:bookmark text:name="yui_3_17_2_1_1624027501865_1471"/><text:bookmark text:name="yui_3_17_2_1_1624027501865_1472"/><text:bookmark text:name="yui_3_17_2_1_1624027501865_1473"/><text:bookmark text:name="yui_3_17_2_1_1624027501865_1474"/><text:bookmark text:name="yui_3_17_2_1_1624027501865_1475"/><text:bookmark text:name="yui_3_17_2_1_1624027501865_1476"/><text:bookmark text:name="yui_3_17_2_1_1624027501865_1477"/><text:bookmark text:name="yui_3_17_2_1_1624027501865_1478"/><text:bookmark text:name="yui_3_17_2_1_1624027501865_1479"/><text:bookmark text:name="yui_3_17_2_1_1624027501865_1480"/><text:bookmark text:name="yui_3_17_2_1_1624027501865_1481"/><text:bookmark text:name="yui_3_17_2_1_1624027501865_1482"/><text:bookmark text:name="yui_3_17_2_1_1624027501865_1483"/><text:bookmark text:name="yui_3_17_2_1_1624027501865_1484"/><text:bookmark text:name="yui_3_17_2_1_1624027501865_1485"/><text:bookmark text:name="yui_3_17_2_1_1624027501865_1486"/><text:bookmark text:name="yui_3_17_2_1_1624027501865_1487"/><text:span text:style-name="T2">business regulations and their enforcement across 190 economies and selected cities, the Harmonized Commodity Description and Coding System and corporate social responsability</text:span>:</text:p>
      <text:section text:style-name="Sect1" text:name="yui_3_17_2_1_1624027501865_1489">
        <text:p text:style-name="P10"><text:bookmark text:name="yui_3_17_2_1_1624027501865_1490"/><text:bookmark text:name="yui_3_17_2_1_1624027501865_1491"/><text:bookmark text:name="yui_3_17_2_1_1624027501865_1492"/><text:bookmark text:name="yui_3_17_2_1_1624027501865_1493"/>Resource 1: The <text:bookmark text:name="yui_3_17_2_1_1624027501865_1494"/>Harmonized Commodity Description and Coding System, also known as the <text:bookmark text:name="yui_3_17_2_1_1624027501865_1495"/>Harmonized System (<text:bookmark text:name="yui_3_17_2_1_1624027501865_1496"/>HS)</text:p>
      </text:section>
      <text:section text:style-name="Sect1" text:name="yui_3_17_2_1_1624027501865_1497">
        <text:p text:style-name="P10"><text:bookmark text:name="yui_3_17_2_1_1624027501865_1498"/><text:bookmark text:name="yui_3_17_2_1_1624027501865_1499"/><text:bookmark text:name="yui_3_17_2_1_1624027501865_1500"/><text:bookmark text:name="yui_3_17_2_1_1624027501865_1501"/><text:bookmark text:name="yui_3_17_2_1_1624027501865_1502"/><text:line-break/></text:p>
      </text:section>
      <text:section text:style-name="Sect1" text:name="yui_3_17_2_1_1624027501865_1503">
        <text:p text:style-name="Text_20_body"/>
        <text:section text:style-name="Sect1" text:name="yui_3_17_2_1_1624027501865_1504">
          <text:p text:style-name="P1"><text:bookmark text:name="yui_3_17_2_1_1624027501865_1505"/><text:bookmark text:name="yui_3_17_2_1_1624027501865_1506"/><text:bookmark text:name="yui_3_17_2_1_1624027501865_1507"/><text:bookmark text:name="yui_3_17_2_1_1624027501865_1508"/><text:bookmark text:name="yui_3_17_2_1_1624027501865_1509"/><text:a xlink:type="simple" xlink:href="https://youtu.be/KcwBtVNamwM" office:target-frame-name="_blank" xlink:show="new" text:style-name="Internet_20_link" text:visited-style-name="Visited_20_Internet_20_Link"><text:span text:style-name="T3">https://youtu.be/KcwBtVNamwM</text:span></text:a><text:line-break/></text:p>
        </text:section>
        <text:p text:style-name="Text_20_body"><text:span text:style-name="T2">This is a video from the International Trade Administration (ITA) of the United States Department of Commerce that explains in a succinct way the </text:span><text:span text:style-name="T3">Harmonized System (HS)</text:span><text:span text:style-name="T2"> used to classify traded products. After you see the video you can check out </text:span><text:a xlink:type="simple" xlink:href="https://www.dian.gov.co/" text:style-name="Internet_20_link" text:visited-style-name="Visited_20_Internet_20_Link"><text:span text:style-name="T3">https://www.dian.gov.co/</text:span></text:a><text:span text:style-name="T2">  &gt; Servicios a la ciudadanía &gt; Servicios aduaneros &gt; Consulta Arancel for more information about the </text:span><text:span text:style-name="T3">Harmonized System (HS)</text:span><text:span text:style-name="T2"> in spanish and for Colombia. However take into account that the first 6 digits from the </text:span><text:span text:style-name="T3">Harmonized System (HS)</text:span><text:span text:style-name="T2">  are the same around the world.</text:span></text:p>
      </text:section>
      <text:p text:style-name="Text_20_body"><text:span text:style-name="T1">Resource 2: Doing Business - World Bank (</text:span><text:a xlink:type="simple" xlink:href="https://www.doingbusiness.org/" office:target-frame-name="_blank" xlink:show="new" text:style-name="Internet_20_link" text:visited-style-name="Visited_20_Internet_20_Link"><text:span text:style-name="T1">https://www.doingbusiness.org/</text:span></text:a><text:span text:style-name="T1">) </text:span></text:p>
      <text:p text:style-name="P6"><text:a xlink:type="simple" xlink:href="https://www.doingbusiness.org/" office:target-frame-name="_blank" xlink:show="new" text:style-name="Internet_20_link" text:visited-style-name="Visited_20_Internet_20_Link"><text:span text:style-name="T1">https://www.doingbusiness.org/</text:span></text:a><text:span text:style-name="T1"> &gt; Explore Data Details &gt; Select and economy &gt;  Download Profile </text:span></text:p>
      <text:p text:style-name="Text_20_body">The Doing Business project provides objective measures of business regulations and their enforcement across 190 economies and selected cities at the subnational and regional level where you can find reports about <text:span text:style-name="T1">government regulation and bureaucracy related to doing business</text:span></text:p>
      <text:p text:style-name="Text_20_body"><text:span text:style-name="T1">Resource 3: ISO 26000:2010 Guidance on social responsibility (</text:span><text:a xlink:type="simple" xlink:href="https://www.iso.org/iso-26000-social-responsibility.html" office:target-frame-name="_blank" xlink:show="new" text:style-name="Internet_20_link" text:visited-style-name="Visited_20_Internet_20_Link"><text:span text:style-name="T1">https://www.iso.org/iso-26000-social-responsibility.html</text:span></text:a><text:span text:style-name="T1">) </text:span></text:p>
      <text:p text:style-name="P6"><text:a xlink:type="simple" xlink:href="https://www.iso.org/obp/ui/#iso:std:iso:26000:ed-1:v1:en" office:target-frame-name="_blank" xlink:show="new" text:style-name="Internet_20_link" text:visited-style-name="Visited_20_Internet_20_Link"><text:span text:style-name="T1">https://www.iso.org/obp/ui/#iso:std:iso:26000:ed-1:v1:en</text:span></text:a><text:span text:style-name="T1"> &gt; 2 Terms and definitions</text:span></text:p>
      <text:p text:style-name="P6"><text:a xlink:type="simple" xlink:href="https://www.iso.org/iso-26000-social-responsibility.html" office:target-frame-name="_blank" xlink:show="new" text:style-name="Internet_20_link" text:visited-style-name="Visited_20_Internet_20_Link"><text:span text:style-name="T1">https://www.iso.org/iso-26000-social-responsibility.html</text:span></text:a><text:span text:style-name="T1"> &gt; Social responsibility - Discovering ISO 26000</text:span></text:p>
      <text:p text:style-name="P1"><text:a xlink:type="simple" xlink:href="https://www.iso.org/iso-26000-social-responsibility.html" office:target-frame-name="_blank" xlink:show="new" text:style-name="Internet_20_link" text:visited-style-name="Visited_20_Internet_20_Link"><text:span text:style-name="T1">https://www.iso.org/iso-26000-social-responsibility.html</text:span></text:a><text:span text:style-name="T1"> &gt; ISO 26000 and OECD Guidelines - Practical overview of the linkages</text:span></text:p>
      <text:p text:style-name="Text_20_body">ISO 26000:2010 is an international standard that provides guidelines to all types of organizations, regardless of their size or location with respect to social responsibility.</text:p>
      <text:p text:style-name="P9"/>
      <text:p text:style-name="P8"/>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1-06-18T09:45:26.086150101</dc:date>
    <meta:editing-duration>PT42M</meta:editing-duration>
    <meta:editing-cycles>18</meta:editing-cycles>
    <meta:generator>LibreOffice/6.4.7.2$Linux_X86_64 LibreOffice_project/40$Build-2</meta:generator>
    <meta:document-statistic meta:table-count="0" meta:image-count="0" meta:object-count="0" meta:page-count="1" meta:paragraph-count="13" meta:word-count="255" meta:character-count="1962" meta:non-whitespace-character-count="1711"/>
  </office:meta>
</office:document-meta>
</file>